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f97c" officeooo:paragraph-rsid="000bf97c"/>
    </style:style>
    <style:style style:name="P2" style:family="paragraph" style:parent-style-name="Standard">
      <style:text-properties officeooo:rsid="000d05ca" officeooo:paragraph-rsid="000d05ca"/>
    </style:style>
    <style:style style:name="P3" style:family="paragraph" style:parent-style-name="Standard">
      <style:text-properties officeooo:rsid="000e4e78" officeooo:paragraph-rsid="000e4e78"/>
    </style:style>
    <style:style style:name="P4" style:family="paragraph" style:parent-style-name="Standard">
      <style:text-properties officeooo:rsid="001019c1" officeooo:paragraph-rsid="001019c1"/>
    </style:style>
    <style:style style:name="P5" style:family="paragraph" style:parent-style-name="Standard">
      <style:text-properties officeooo:rsid="0010e3b9" officeooo:paragraph-rsid="0010e3b9"/>
    </style:style>
    <style:style style:name="T1" style:family="text">
      <style:text-properties officeooo:rsid="000d05ca"/>
    </style:style>
    <style:style style:name="T2" style:family="text">
      <style:text-properties officeooo:rsid="001019c1"/>
    </style:style>
    <style:style style:name="T3" style:family="text">
      <style:text-properties officeooo:rsid="00108847"/>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ěstská senzorická síť – cenový odhad – vysvětlení položek</text:p>
      <text:p text:style-name="P1"/>
      <text:p text:style-name="P1">Server</text:p>
      <text:p text:style-name="P1">Bude sloužit jako místo, kde se budou data ze senzorické sítě zpracovávat a ukládat v průběhu výroby a ladění prototypového řešení. Hlavní důvod pro použití fyzického serveru v době testování je především návrh a ladění bezpečnosti, které by se u poskytovatelů cloudových řešení mohlo být vyhodnoceno jako aktivní útok na jejich infrastrukturu. S použitím cloudu třetí strany se počítá až v době plošného nasazení nebo minimálně po dokončení testů bezpečnosti (PenTest). Samotný projekt musí však být dostatečně zabezpečen tak, aby bylo možné jej nasadit i na lokálně hostované servery.</text:p>
      <text:p text:style-name="P1"/>
      <text:p text:style-name="P1">Server-housing</text:p>
      <text:p text:style-name="P1">Ideálním řešením je použití služeb providera server-housingu v Ostravě či blízkém okolí, tak, aby byla zajištěna vysoká dostupnost serveru a dobré parametry připojení, ale aby byl server vždy okamžitě k dispozici i fyzicky. V době penetračních testů bude server pravděpodobně umístěn přímo v prostorách Labka, z.s.</text:p>
      <text:p text:style-name="P1"/>
      <text:p text:style-name="P1">Programování a výroba senzorů a napájení</text:p>
      <text:p text:style-name="P1">Součástí řešení má být také návrh senzorické sítě schopné sledovat kvalitu ovzduší a testování již existujících řešení. Jeden z problémů existujících řešení je jejich nejistá kvalita a vysoká cena. Tým řešitelů se tedy hodlá pokusit o výrobu spolehlivého řešení s nižšími náklady. Cena jednotlivých senzorů běžně dostupných pro konečné spotřebitele se pohybuje okolo 15USD, ale díky tomu, že není předem známa jejich kvalita, bude třeba vyzkoušet řešení několika výrobců a to i v laboratorních podmínkách. Cena komerčně dostupného hotové řešení se pohybuje okolo 4300USD.</text:p>
      <text:p text:style-name="P1">Další součástí této položky bude také návrh vhodného napájení soustavy senzorů, která bude zahrnovat nejen solární panel, ale také zdroj napájení z konvenční elektrické sítě a napájení na dronu.</text:p>
      <text:p text:style-name="P1"/>
      <text:p text:style-name="P1">Dron : Phantom 4</text:p>
      <text:p text:style-name="P1">Vzhledem k tomu, že dron má sloužit jako jako mobilní podpora pro měření kvality ovzduší, a vzhledem k tomu, že vývoj vhodného dronu není součástí projektu, rozhodli jsme se zakoupit suboptimální, ale dostačující variantu komerčně dostupného dronu, který je navíc snadno ovladatelný, schválený pro Český trh má dostačující technické parametry, aby mohl být osazen hardwarem senzorů. Dron je navíc schopen polo-autonomího provozu (zřejmě i plně autonomního, nicméně to nepovoluje český právní řád).</text:p>
      <text:p text:style-name="P1"/>
      <text:p text:style-name="P1">Kamera : GoPro HERO4 </text:p>
      <text:p text:style-name="P1">Zde ještě není jasný typ hardwaru, který bude dron osazen, je možné, že se ukáže že existují levnější či technicky lepší řešení, nicméně kamera je základní senzor dronu, bez kterého není možné <text:s/>využít jeho polo-autonomní režim a není ani možné s dronem snadno manipulovat a vyhodnocovat jeho let na větší vzdálenosti.</text:p>
      <text:p text:style-name="P1">Kamera jako taková může v některých částech projektu sloužit také jako jeden ze vstupních senzorů celé senzorické sítě.</text:p>
      <text:p text:style-name="P1"/>
      <text:p text:style-name="P1">Práce programátora na ne<text:span text:style-name="T1">uronové</text:span> síti</text:p>
      <text:p text:style-name="P1">Nedůležitější část projektu zpracování senzorických dat, jakýsi mozek, bez kterého nebude možné provádět predikce.</text:p>
      <text:p text:style-name="P1"><text:span text:style-name="T1">Nacenění</text:span> není zcela přesné, protože se skládá ze dvou položek, z nichž obě jsou pohylivé.</text:p>
      <text:p text:style-name="P1">První položkou je cena hodinové práce programátora, případně programátorů, druhou proměnnou je množství hodin, které bude třeba neuronové <text:span text:style-name="T1">síti věnovat, přičemž tato druhá položka je složitější k odhadu.</text:span></text:p>
      <text:p text:style-name="P2"><text:soft-page-break/>Modely neuronových sítí již existují a řešitelský tým se bude snažit v maximální možné míře využít stávající řešení se svobodnými licencemi. Bude však nezbytně nutné upravit programy tak, aby jednotlivé dílčí moduly byly kompatibilní, srozumitelné a reprodukovatelné i pro případné plošné nasazení.</text:p>
      <text:p text:style-name="P2">Zásadní položkou při výrobě neuronové sítě je také testování a vyhodnocování kvality jejího učení.</text:p>
      <text:p text:style-name="P2">Neuronová síť jak již bylo řečeno je hlavním inovativním prvkem celého řešení a představuje budoucnost projektu obhajitelnou i za případných 36 měsíců trvání projektu, poněvadž z výsledků již existujících výzkumů plyne, že v té době lze již počítat s nasazením této technologie víceméně plošně a bez jejího nasazení by mohlo dojít k tomu, že s rostoucím množstvím dat vstupujících do celého projektu (zvláště pak v momentě plošného nasazení řešení) by bylo množství lidské práce nezbytné k analýze dat neměrně dražší nebo dokonce nemožné.</text:p>
      <text:p text:style-name="P3">I přesto, že rané fáze prototypu se bez tzv. Umělé inteligence budou schopny obejít, rozhodně nedoporučujeme podcenit tuto položku v rozpočtu.</text:p>
      <text:p text:style-name="P1"/>
      <text:p text:style-name="P3">Práce programátora na API</text:p>
      <text:p text:style-name="P3">Další nedílnou součástí projektu je možnost připojovat do senzorické sítě další senzory, a to jak takové, které budou v průběhu prototypování již testovány, tak takové, které budou přidány později.</text:p>
      <text:p text:style-name="P3">Podobné je to také s výstupy dat po jejich zpracování.</text:p>
      <text:p text:style-name="P3">Samozřejmě je možné celou síť navrhnout tak, aby sloužila jednomu konkrétnímu účelu a tak bude také vypadat její raný design, variabilita vstupů a výstupů však umožní nové modely využití, vizualizace dat a jejich zpracování, stejně jako <text:span text:style-name="T2">sdílení vstupních a výstupních dat mimo samotnou síť, či na různá mobilní zařízení.</text:span></text:p>
      <text:p text:style-name="P4">Přehledné a jasně definované <text:span text:style-name="T3">rozhraní pro vstup a výstup dat představuje především rozhraní s vnějším světem směřující k budoucí udržitelnosti a spolupráci.</text:span></text:p>
      <text:p text:style-name="P3"/>
      <text:p text:style-name="P5">Práce na parsování dat třetích stran a mobilní aplikace</text:p>
      <text:p text:style-name="P5">Programátor, nebo spíše několik programátorů bude muset sladit případné datové vstupy třetích stran (příkladně ČHMU) s API Městské Senzorické Sítě, tak aby byly vzájemě kompatibilní a modul neuronové sítě j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Object1" text:anchor-type="paragraph" svg:x="19.95mm" svg:y="7.44mm" svg:width="128.46mm" svg:height="69.96mm" draw:z-index="0"><draw:object xlink:href="./Object 1" xlink:type="simple" xlink:show="embed" xlink:actuate="onLoad"/><draw:image xlink:href="./ObjectReplacements/Object 1"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Petru</meta:initial-creator>
    <meta:creation-date>2016-10-30T20:24:23.532120000</meta:creation-date>
    <dc:date>2016-10-30T21:21:26.867603000</dc:date>
    <dc:creator>Tomas Petru</dc:creator>
    <meta:editing-duration>PT20M39S</meta:editing-duration>
    <meta:editing-cycles>5</meta:editing-cycles>
    <meta:generator>LibreOffice/5.1.5.2$MacOSX_X86_64 LibreOffice_project/7a864d8825610a8c07cfc3bc01dd4fce6a9447e5</meta:generator>
    <meta:document-statistic meta:table-count="0" meta:image-count="0" meta:object-count="1" meta:page-count="2" meta:paragraph-count="28" meta:word-count="787" meta:character-count="5284" meta:non-whitespace-character-count="45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Tahoma2" svg:font-family="Tahoma" style:font-family-generic="swiss"/>
    <style:font-face style:name="Liberation Sans" svg:font-family="'Liberation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28.4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4e1"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 style:family="table-cell" style:parent-style-name="Default">
      <style:table-cell-properties fo:background-color="#ffe4e1" style:diagonal-bl-tr="none" style:diagonal-tl-br="none" fo:border="0.06pt solid #000000"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3" style:family="table-cell" style:parent-style-name="Default">
      <style:table-cell-properties fo:background-color="#ffe4e1"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4" style:family="table-cell" style:parent-style-name="Default">
      <style:table-cell-properties fo:background-color="#ffe4e1" fo:wrap-option="wrap" fo:border="0.06pt solid #000000"/>
      <style:text-properties style:use-window-font-color="true" style:text-outline="false" style:text-line-through-style="none" style:text-line-through-type="none" style:font-name="Tahoma"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Sheet1" table:style-name="ta1">
        <table:table-column table:style-name="co1" table:default-cell-style-name="ce1"/>
        <table:table-row table:style-name="ro1" table:number-rows-repeated="2">
          <table:table-cell table:style-name="Default"/>
        </table:table-row>
        <table:table-row table:style-name="ro1">
          <table:table-cell office:value-type="string" calcext:value-type="string">
            <text:p>Server</text:p>
          </table:table-cell>
        </table:table-row>
        <table:table-row table:style-name="ro2">
          <table:table-cell office:value-type="string" calcext:value-type="string">
            <text:p>Server-housing</text:p>
          </table:table-cell>
        </table:table-row>
        <table:table-row table:style-name="ro1">
          <table:table-cell office:value-type="string" calcext:value-type="string">
            <text:p>Programování a výroba senzorů a napájení</text:p>
          </table:table-cell>
        </table:table-row>
        <table:table-row table:style-name="ro1">
          <table:table-cell office:value-type="string" calcext:value-type="string">
            <text:p>Dron: Phantom 4</text:p>
          </table:table-cell>
        </table:table-row>
        <table:table-row table:style-name="ro2">
          <table:table-cell office:value-type="string" calcext:value-type="string">
            <text:p>Kamera : GOPRO HERO4</text:p>
          </table:table-cell>
        </table:table-row>
        <table:table-row table:style-name="ro1">
          <table:table-cell table:style-name="ce2" office:value-type="string" calcext:value-type="string">
            <text:p>práce programátora na neuronové síti</text:p>
          </table:table-cell>
        </table:table-row>
        <table:table-row table:style-name="ro1">
          <table:table-cell table:style-name="ce2" office:value-type="string" calcext:value-type="string">
            <text:p>práce programátora na API</text:p>
          </table:table-cell>
        </table:table-row>
        <table:table-row table:style-name="ro1">
          <table:table-cell table:style-name="ce2" office:value-type="string" calcext:value-type="string">
            <text:p>práce na parsování dat třetích stran a mobilní aplikace</text:p>
          </table:table-cell>
        </table:table-row>
        <table:table-row table:style-name="ro2">
          <table:table-cell table:style-name="ce3" office:value-type="string" calcext:value-type="string">
            <text:p>iPhone 7 128GB Black </text:p>
          </table:table-cell>
        </table:table-row>
        <table:table-row table:style-name="ro2">
          <table:table-cell table:style-name="ce3" office:value-type="string" calcext:value-type="string">
            <text:p>Tablet : Samsung Galaxy Tab S2 9.7 WiFi </text:p>
          </table:table-cell>
        </table:table-row>
        <table:table-row table:style-name="ro2">
          <table:table-cell table:style-name="ce2" office:value-type="string" calcext:value-type="string">
            <text:p>Google Pixel XL Quite Black 128GB</text:p>
          </table:table-cell>
        </table:table-row>
        <table:table-row table:style-name="ro2">
          <table:table-cell table:style-name="ce4" office:value-type="string" calcext:value-type="string">
            <text:p>Turris Omnia: hi-performance &amp; open-source router</text:p>
          </table:table-cell>
        </table:table-row>
        <table:table-row table:style-name="ro2">
          <table:table-cell table:style-name="ce4" office:value-type="string" calcext:value-type="string">
            <text:p>HackRF One</text:p>
          </table:table-cell>
        </table:table-row>
        <table:table-row table:style-name="ro2">
          <table:table-cell table:style-name="ce4" office:value-type="string" calcext:value-type="string">
            <text:p>MacBook Pro 13" Retina CZ 2015</text:p>
          </table:table-cell>
        </table:table-row>
        <table:table-row table:style-name="ro2">
          <table:table-cell table:style-name="ce4" office:value-type="string" calcext:value-type="string">
            <text:p>Dell Latitude E547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Tahoma2" svg:font-family="Tahoma" style:font-family-generic="swiss"/>
    <style:font-face style:name="Liberation Sans" svg:font-family="'Liberation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Tahoma1" style:language-asian="zh" style:country-asian="CN" style:font-name-complex="Tahoma1"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2" loext:min-decimal-places="2" number:min-integer-digits="1" number:grouping="true"/>
      <number:text> Kč</number:text>
    </number:number-style>
    <number:number-style style:name="N10108P0" style:volatile="true" number:language="cs" number:country="CZ">
      <number:number number:decimal-places="0" loext:min-decimal-places="0" number:min-integer-digits="1" number:grouping="true"/>
      <number:text> Kč</number:text>
    </number:number-style>
    <number:number-style style:name="N10108" number:language="cs" number:country="CZ">
      <number:text>-</number:text>
      <number:number number:decimal-places="0" loext:min-decimal-places="0" number:min-integer-digits="1" number:grouping="true"/>
      <number:text> Kč</number:text>
      <style:map style:condition="value()&gt;=0" style:apply-style-name="N10108P0"/>
    </number:number-style>
    <number:number-style style:name="N10109P0" style:volatile="true" number:language="cs" number:country="CZ">
      <number:number number:decimal-places="0" loext:min-decimal-places="0" number:min-integer-digits="1" number:grouping="true"/>
      <number:text> Kč</number:text>
    </number:number-style>
    <number:number-style style:name="N10109" number:language="cs" number:country="CZ">
      <style:text-properties fo:color="#ff0000"/>
      <number:text>-</number:text>
      <number:number number:decimal-places="0" loext:min-decimal-places="0" number:min-integer-digits="1" number:grouping="true"/>
      <number:text> Kč</number:text>
      <style:map style:condition="value()&gt;=0" style:apply-style-name="N10109P0"/>
    </number:number-style>
    <number:number-style style:name="N10111P0" style:volatile="true" number:language="cs" number:country="CZ">
      <number:number number:decimal-places="2" loext:min-decimal-places="2" number:min-integer-digits="1" number:grouping="true"/>
      <number:text> Kč</number:text>
    </number:number-style>
    <number:number-style style:name="N10111" number:language="cs" number:country="CZ">
      <number:text>-</number:text>
      <number:number number:decimal-places="2" loext:min-decimal-places="2" number:min-integer-digits="1" number:grouping="true"/>
      <number:text> Kč</number:text>
      <style:map style:condition="value()&gt;=0" style:apply-style-name="N10111P0"/>
    </number:number-style>
    <number:number-style style:name="N10112P0" style:volatile="true" number:language="cs" number:country="CZ">
      <number:number number:decimal-places="2" loext:min-decimal-places="2" number:min-integer-digits="1" number:grouping="true"/>
      <number:text> Kč</number:text>
    </number:number-style>
    <number:number-style style:name="N10112" number:language="cs" number:country="CZ">
      <style:text-properties fo:color="#ff0000"/>
      <number:text>-</number:text>
      <number:number number:decimal-places="2" loext:min-decimal-places="2" number:min-integer-digits="1" number:grouping="true"/>
      <number:text> Kč</number:text>
      <style:map style:condition="value()&gt;=0" style:apply-style-name="N10112P0"/>
    </number:number-style>
    <number:date-style style:name="N10113" number:language="cs" number:country="CZ">
      <number:day/>
      <number:text>.</number:text>
      <number:month/>
      <number:text>.</number:text>
      <number:year number:style="long"/>
    </number:date-style>
    <number:date-style style:name="N10114" number:language="cs" number:country="CZ">
      <number:day/>
      <number:text>.</number:text>
      <number:month number:textual="true"/>
      <number:text>.</number:text>
      <number:year/>
    </number:date-style>
    <number:date-style style:name="N10115" number:language="cs" number:country="CZ">
      <number:day/>
      <number:text>.</number:text>
      <number:month number:textual="true"/>
    </number:date-style>
    <number:date-style style:name="N10116" number:language="cs" number:country="CZ">
      <number:month number:textual="true"/>
      <number:text>.</number:text>
      <number:year/>
    </number:date-style>
    <number:time-style style:name="N10117" number:language="cs" number:country="CZ">
      <number:hours/>
      <number:text>:</number:text>
      <number:minutes number:style="long"/>
      <number:text> </number:text>
      <number:am-pm/>
    </number:time-style>
    <number:time-style style:name="N10118" number:language="cs" number:country="CZ">
      <number:hours/>
      <number:text>:</number:text>
      <number:minutes number:style="long"/>
      <number:text>:</number:text>
      <number:seconds number:style="long"/>
      <number:text> </number:text>
      <number:am-pm/>
    </number:time-style>
    <number:time-style style:name="N10119" number:language="cs" number:country="CZ">
      <number:hours/>
      <number:text>:</number:text>
      <number:minutes number:style="long"/>
    </number:time-style>
    <number:time-style style:name="N10120" number:language="cs" number:country="CZ">
      <number:hours/>
      <number:text>:</number:text>
      <number:minutes number:style="long"/>
      <number:text>:</number:text>
      <number:seconds number:style="long"/>
    </number:time-style>
    <number:date-style style:name="N10121" number:language="cs" number:country="CZ">
      <number:day/>
      <number:text>.</number:text>
      <number:month/>
      <number:text>.</number:text>
      <number:year number:style="long"/>
      <number:text> </number:text>
      <number:hours/>
      <number:text>:</number:text>
      <number:minutes number:style="long"/>
    </number:date-style>
    <number:number-style style:name="N10123P0" style:volatile="true" number:language="cs" number:country="CZ">
      <number:number number:decimal-places="0" loext:min-decimal-places="0" number:min-integer-digits="1" number:grouping="true"/>
      <number:text>     </number:text>
    </number:number-style>
    <number:number-style style:name="N10123" number:language="cs" number:country="CZ">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cs" number:country="CZ">
      <number:number number:decimal-places="0" loext:min-decimal-places="0" number:min-integer-digits="1" number:grouping="true"/>
      <number:text>     </number:text>
    </number:number-style>
    <number:number-style style:name="N10124" number:language="cs" number:country="CZ">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cs" number:country="CZ">
      <number:number number:decimal-places="2" loext:min-decimal-places="2" number:min-integer-digits="1" number:grouping="true"/>
      <number:text>     </number:text>
    </number:number-style>
    <number:number-style style:name="N10126" number:language="cs" number:country="CZ">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cs" number:country="CZ">
      <number:number number:decimal-places="2" loext:min-decimal-places="2" number:min-integer-digits="1" number:grouping="true"/>
      <number:text>     </number:text>
    </number:number-style>
    <number:number-style style:name="N10127" number:language="cs" number:country="CZ">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cs" number:country="CZ">
      <loext:text> </loext:text>
      <loext:fill-character> </loext:fill-character>
      <number:number number:decimal-places="0" loext:min-decimal-places="0" number:min-integer-digits="1" number:grouping="true"/>
      <number:text>      </number:text>
    </number:number-style>
    <number:number-style style:name="N10131P1" style:volatile="true" number:language="cs" number:country="CZ">
      <loext:text>-</loext:text>
      <loext:fill-character> </loext:fill-character>
      <number:number number:decimal-places="0" loext:min-decimal-places="0" number:min-integer-digits="1" number:grouping="true"/>
      <number:text>      </number:text>
    </number:number-style>
    <number:number-style style:name="N10131P2" style:volatile="true" number:language="cs" number:country="CZ">
      <loext:text> </loext:text>
      <loext:fill-character> </loext:fill-character>
      <number:text>-      </number:text>
    </number:number-style>
    <number:text-style style:name="N10131" number:language="cs" number:country="CZ">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cs" number:country="CZ">
      <loext:text> </loext:text>
      <loext:fill-character> </loext:fill-character>
      <number:number number:decimal-places="0" loext:min-decimal-places="0" number:min-integer-digits="1" number:grouping="true"/>
      <number:text> Kč </number:text>
    </number:number-style>
    <number:number-style style:name="N10135P1" style:volatile="true" number:language="cs" number:country="CZ">
      <loext:text>-</loext:text>
      <loext:fill-character> </loext:fill-character>
      <number:number number:decimal-places="0" loext:min-decimal-places="0" number:min-integer-digits="1" number:grouping="true"/>
      <number:text> Kč </number:text>
    </number:number-style>
    <number:number-style style:name="N10135P2" style:volatile="true" number:language="cs" number:country="CZ">
      <loext:text> </loext:text>
      <loext:fill-character> </loext:fill-character>
      <number:text>- Kč </number:text>
    </number:number-style>
    <number:text-style style:name="N10135" number:language="cs" number:country="CZ">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cs" number:country="CZ">
      <loext:text> </loext:text>
      <loext:fill-character> </loext:fill-character>
      <number:number number:decimal-places="2" loext:min-decimal-places="2" number:min-integer-digits="1" number:grouping="true"/>
      <number:text>      </number:text>
    </number:number-style>
    <number:number-style style:name="N10139P1" style:volatile="true" number:language="cs" number:country="CZ">
      <loext:text>-</loext:text>
      <loext:fill-character> </loext:fill-character>
      <number:number number:decimal-places="2" loext:min-decimal-places="2" number:min-integer-digits="1" number:grouping="true"/>
      <number:text>      </number:text>
    </number:number-style>
    <number:number-style style:name="N10139P2" style:volatile="true" number:language="cs" number:country="CZ">
      <loext:text> </loext:text>
      <loext:fill-character> </loext:fill-character>
      <number:text>-</number:text>
      <number:number number:decimal-places="0" loext:min-decimal-places="0" number:min-integer-digits="0"/>
      <number:text>      </number:text>
    </number:number-style>
    <number:text-style style:name="N10139" number:language="cs" number:country="CZ">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cs" number:country="CZ">
      <loext:text> </loext:text>
      <loext:fill-character> </loext:fill-character>
      <number:number number:decimal-places="2" loext:min-decimal-places="2" number:min-integer-digits="1" number:grouping="true"/>
      <number:text> Kč </number:text>
    </number:number-style>
    <number:number-style style:name="N10143P1" style:volatile="true" number:language="cs" number:country="CZ">
      <loext:text>-</loext:text>
      <loext:fill-character> </loext:fill-character>
      <number:number number:decimal-places="2" loext:min-decimal-places="2" number:min-integer-digits="1" number:grouping="true"/>
      <number:text> Kč </number:text>
    </number:number-style>
    <number:number-style style:name="N10143P2" style:volatile="true" number:language="cs" number:country="CZ">
      <loext:text> </loext:text>
      <loext:fill-character> </loext:fill-character>
      <number:text>-</number:text>
      <number:number number:decimal-places="0" loext:min-decimal-places="0" number:min-integer-digits="0"/>
      <number:text> Kč </number:text>
    </number:number-style>
    <number:text-style style:name="N10143" number:language="cs" number:country="CZ">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style:rotation-align="none" style:vertical-align="bottom"/>
      <style:text-properties style:font-name="Arial" fo:font-family="Arial" style:font-family-generic="swiss" style:font-name-asian="SimSun" style:font-family-asian="SimSun"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20:25:19.89321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